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emofack tsague kabrel</meta:initial-creator>
    <dc:creator>lemofack tsague kabrel</dc:creator>
    <meta:creation-date>2025-05-30T18:40:00Z</meta:creation-date>
    <dc:date>2025-06-02T21:54:00Z</dc:date>
    <meta:template xlink:href="Normal.dotm" xlink:type="simple"/>
    <meta:editing-cycles>2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